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4C0000044C8B345836.tif" manifest:media-type="image/tif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opacity="0%" draw:textarea-vertical-align="middle" draw:shadow-opacity="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8.098cm"/>
    </style:style>
    <style:style style:name="gr5" style:family="graphic" style:parent-style-name="standard">
      <style:graphic-properties svg:stroke-width="0.051cm" svg:stroke-color="#000000" draw:marker-start-width="0.344cm" draw:marker-end-width="0.344cm" draw:fill-color="#ffffff" draw:opacity="0%" draw:textarea-horizontal-align="justify" draw:textarea-vertical-align="middle" draw:auto-grow-height="false" fo:padding-top="0.15cm" fo:padding-bottom="0.15cm" fo:padding-left="0.275cm" fo:padding-right="0.275cm" draw:shadow-opacity="0%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22pt" style:font-size-asian="18pt" style:font-size-complex="18pt"/>
    </style:style>
    <style:style style:name="P3" style:family="paragraph">
      <style:text-properties fo:color="#000000" fo:font-size="24pt" fo:font-style="normal" style:font-size-asian="18pt" style:font-style-asian="normal" style:font-size-complex="18pt" style:font-style-complex="normal"/>
    </style:style>
    <style:style style:name="T1" style:family="text">
      <style:text-properties fo:color="#000000" fo:font-size="22pt" style:font-size-asian="18pt" style:font-size-complex="18pt"/>
    </style:style>
    <style:style style:name="T2" style:family="text">
      <style:text-properties fo:color="#000000" style:font-name="Arial3" fo:font-size="22pt" style:font-name-asian="Arial3" style:font-size-asian="18pt" style:font-name-complex="Arial3" style:font-size-complex="18pt"/>
    </style:style>
    <style:style style:name="T3" style:family="text">
      <style:text-properties fo:color="#000000" fo:font-size="24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9.589cm" svg:x="5.542cm" svg:y="0.496cm">
          <draw:image xlink:href="Pictures/100000000000044C0000044C8B345836.tif" xlink:type="simple" xlink:show="embed" xlink:actuate="onLoad">
            <text:p/>
          </draw:image>
        </draw:frame>
        <draw:frame draw:style-name="gr1" draw:text-style-name="P1" draw:layer="layout" svg:width="19.589cm" svg:height="19.589cm" svg:x="5.541cm" svg:y="0.395cm">
          <draw:image xlink:href="Pictures/100000000000044C0000044C8B345836.tif" xlink:type="simple" xlink:show="embed" xlink:actuate="onLoad">
            <text:p/>
          </draw:image>
        </draw:frame>
        <draw:frame draw:style-name="gr2" draw:text-style-name="P2" draw:layer="layout" svg:width="5.506cm" svg:height="1.119cm" draw:transform="rotate (1.5707963267949) translate (5.066cm 13.564cm)">
          <draw:text-box>
            <text:p><text:span text:style-name="T1">Bimodality (%)</text:span></text:p>
          </draw:text-box>
        </draw:frame>
        <draw:custom-shape draw:style-name="gr3" draw:text-style-name="P1" draw:layer="layout" svg:width="5.945cm" svg:height="0.889cm" svg:x="19.796cm" svg:y="19.00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8.799cm" svg:height="1.351cm" svg:x="10.15cm" svg:y="19.699cm">
          <draw:text-box>
            <text:p><text:span text:style-name="T1">Intermediate stability (</text:span><text:span text:style-name="T2">ρ</text:span><text:span text:style-name="T1">)</text:span></text:p>
          </draw:text-box>
        </draw:frame>
        <draw:frame draw:style-name="gr2" draw:text-style-name="P3" draw:layer="layout" svg:width="3.605cm" svg:height="1.204cm" svg:x="4.896cm" svg:y="1.096cm">
          <draw:text-box>
            <text:p><text:span text:style-name="T3">Figure 4</text:span></text:p>
          </draw:text-box>
        </draw:frame>
        <draw:custom-shape draw:style-name="gr5" draw:text-style-name="P1" draw:layer="layout" svg:width="0.356cm" svg:height="0.356cm" svg:x="11.265cm" svg:y="5.445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" draw:text-style-name="P1" draw:layer="layout" svg:width="0.356cm" svg:height="0.356cm" svg:x="10.119cm" svg:y="5.4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" draw:text-style-name="P1" draw:layer="layout" svg:width="0.356cm" svg:height="0.356cm" svg:x="10.017cm" svg:y="5.4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5" draw:text-style-name="P1" draw:layer="layout" svg:width="0.356cm" svg:height="0.356cm" svg:x="11.312cm" svg:y="5.318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agomir </meta:initial-creator>
    <meta:creation-date>2013-12-11T22:14:52</meta:creation-date>
    <dc:date>2014-05-30T16:31:59.582967869</dc:date>
    <meta:editing-duration>PT1H40M37S</meta:editing-duration>
    <meta:editing-cycles>55</meta:editing-cycles>
    <meta:generator>LibreOffice/4.2.3.3$Linux_X86_64 LibreOffice_project/420m0$Build-3</meta:generator>
    <meta:document-statistic meta:object-count="10"/>
  </office:meta>
</office:document-meta>
</file>